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0.8701in"/>
    </style:style>
    <style:style style:name="co6" style:family="table-column">
      <style:table-column-properties fo:break-before="auto" style:column-width="1.4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>
      <style:map style:condition="cell-content()=&quot;x&quot;" style:apply-style-name="Untitled1" style:base-cell-address="Sheet1.B1"/>
    </style:style>
    <style:style style:name="ce7" style:family="table-cell" style:parent-style-name="Default" style:data-style-name="N100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ests</text:p>
          </table:table-cell>
          <table:covered-table-cell table:style-name="ce8"/>
          <table:table-cell table:style-name="ce1" office:value-type="string" calcext:value-type="string">
            <text:p>Important (Z)</text:p>
          </table:table-cell>
          <table:table-cell table:style-name="ce1" office:value-type="string" calcext:value-type="string">
            <text:p>Locked by</text:p>
          </table:table-cell>
          <table:table-cell table:style-name="ce1" office:value-type="string" calcext:value-type="string">
            <text:p>Est: Implementation</text:p>
          </table:table-cell>
          <table:table-cell table:style-name="ce1" office:value-type="string" calcext:value-type="string">
            <text:p>Est: EX test</text:p>
          </table:table-cell>
          <table:table-cell table:style-name="ce1" office:value-type="string" calcext:value-type="string">
            <text:p>Est: TS test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2"/>
          <table:table-cell table:style-name="ce1"/>
          <table:table-cell table:style-name="ce2" table:number-columns-repeated="1015"/>
        </table:table-row>
        <table:table-row table:style-name="ro1"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style-name="ce1" office:value-type="string" calcext:value-type="string">
            <text:p>X – very much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spaces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lemens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ceptions throw and try/catch/catch...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ck that the code (inside a try, or a function) <text:s/>throws an exception, and that it is hand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declaration of implicit members (default constructors/destructors/assignment move constructor/assignme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tic member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itializer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members (data/function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ing namespace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ynamic_cast/reinterpret_cast/static_cast/const_c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ness of class types (and const member functions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onstru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or overloading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essor definitions (define/ifdef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/decl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id (type of expressi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ge based for l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type casting oper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space alia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ine member fun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tion parameter default 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toypes of cl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tion templates</text:p>
          </table:table-cell>
          <table:table-cell table:number-columns-repeated="5"/>
          <table:table-cell office:value-type="string" calcext:value-type="string">
            <text:p>x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-type template arguments (multiply an argument without even knowing if you can multiply i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 visibility (scop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initiali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/delete[]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erator 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function with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 function using class template as a parame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verloading constru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 member functions (can only call const operations on const typ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tual destructors, not pure!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py constructor and assignme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 consructor and assig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icit members (delete/default keyword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e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end cl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alling function of supertype (with muliple inheritance), also check if this is nee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: don't inherit assignment operators, destructor, constructors, fr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cast operators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niform initial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template specialization (template&lt;&gt; class myclass&lt;int&gt;)</text:p>
          </table:table-cell>
          <table:table-cell table:number-columns-repeated="1023"/>
        </table:table-row>
        <table:table-row table:style-name="ro1">
          <table:table-cell/>
          <table:table-cell table:style-name="ce6" table:number-columns-repeated="5"/>
          <table:table-cell table:number-columns-repeated="2"/>
          <table:table-cell table:formula="of:=SUM([.I4:.I63])" office:value-type="float" office:value="10.5" calcext:value-type="float">
            <text:p/>
          </table:table-cell>
          <table:table-cell table:formula="of:=SUM([.J4:.J63])" office:value-type="float" office:value="7.25" calcext:value-type="float">
            <text:p/>
          </table:table-cell>
          <table:table-cell table:formula="of:=SUM([.K4:.K63])" office:value-type="float" office:value="7.25" calcext:value-type="float">
            <text:p/>
          </table:table-cell>
          <table:table-cell table:number-columns-repeated="1013"/>
        </table:table-row>
        <table:table-row table:style-name="ro1" table:number-rows-repeated="27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:Sheet1.F1048576">
            <calcext:condition calcext:apply-style-name="Untitled1" calcext:value="=&quot;x&quot;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A40:Sheet1.A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20:23:43.959854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6-16T20:24:14.857708357</dc:date>
    <meta:editing-duration>PT3H37M41S</meta:editing-duration>
    <meta:editing-cycles>20</meta:editing-cycles>
    <meta:generator>LibreOffice/4.2.3.3$Linux_X86_64 LibreOffice_project/420m0$Build-3</meta:generator>
    <meta:document-statistic meta:table-count="1" meta:cell-count="195" meta:object-count="0"/>
  </office:meta>
</office:document-meta>
</file>